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paragraph-rsid="0004e69a"/>
    </style:style>
    <style:style style:name="P3" style:family="paragraph" style:parent-style-name="Standard">
      <style:text-properties officeooo:rsid="0004e69a" officeooo:paragraph-rsid="0004e6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4e6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: Shubham Rawat</text:p>
      <text:p text:style-name="P3">Course: MCA</text:p>
      <text:p text:style-name="Standard"/>
      <text:p text:style-name="Standard"><text:span text:style-name="T2">Ans A</text:span></text:p>
      <text:p text:style-name="Standard"><text:span text:style-name="T2"/></text:p>
      <text:p text:style-name="Standard">create table Department (department_Number number, Department_Name Varchar2(10), Location_ Varchar2(15)); </text:p>
      <text:p text:style-name="Standard"/>
      <text:p text:style-name="Standard"/>
      <text:p text:style-name="P1"/>
      <text:p text:style-name="P1">Ans B.a</text:p>
      <text:p text:style-name="Standard"/>
      <text:p text:style-name="Standard">alter table Department rename to Dept;</text:p>
      <text:p text:style-name="Standard"/>
      <text:p text:style-name="Standard"/>
      <text:p text:style-name="Standard"/>
      <text:p text:style-name="P1">AnsB.b</text:p>
      <text:p text:style-name="P1"/>
      <text:p text:style-name="Standard">alter table Dept rename column department_Number to deptno;</text:p>
      <text:p text:style-name="Standard">alter table Dept rename column Department_Name to DName;</text:p>
      <text:p text:style-name="Standard">alter table Dept modify(deptno number(5) primary key, DName varchar2(15) not null, Location_ Varchar2(15) default 'Delhi');</text:p>
      <text:p text:style-name="Standard"/>
      <text:p text:style-name="P1"/>
      <text:p text:style-name="P1"/>
      <text:p text:style-name="P1">Ans C</text:p>
      <text:p text:style-name="Standard"/>
      <text:p text:style-name="P2">create table Employees(Employee_number number(10),</text:p>
      <text:p text:style-name="P2">Employee_name varchar2(10),</text:p>
      <text:p text:style-name="P2">job varchar2(10),</text:p>
      <text:p text:style-name="P2">mrg number(4),</text:p>
      <text:p text:style-name="P2">hiredate date, </text:p>
      <text:p text:style-name="P2">salary number(7,2),</text:p>
      <text:p text:style-name="P2">commission number(7,2),</text:p>
      <text:p text:style-name="P2">departmentID number);</text:p>
      <text:p text:style-name="Standard"/>
      <text:p text:style-name="Standard"/>
      <text:p text:style-name="Standard"/>
      <text:p text:style-name="P1">Ans D.a</text:p>
      <text:p text:style-name="P1"/>
      <text:p text:style-name="Standard">alter table Employees rename to Emp;</text:p>
      <text:p text:style-name="Standard"/>
      <text:p text:style-name="Standard"/>
      <text:p text:style-name="Standard"/>
      <text:p text:style-name="P1">Ans D.b</text:p>
      <text:p text:style-name="Standard"/>
      <text:p text:style-name="Standard">alter table Emp rename column Employee_number to empno;</text:p>
      <text:p text:style-name="Standard">alter table Emp rename column Employee_name <text:s/>to ename;</text:p>
      <text:p text:style-name="Standard">alter table Emp rename column salary to sal;</text:p>
      <text:p text:style-name="Standard">alter table Emp rename column commission to comm;</text:p>
      <text:p text:style-name="Standard">alter table Emp rename column DepartmentID to deptno;</text:p>
      <text:p text:style-name="Standard"/>
      <text:p text:style-name="Standard"><text:soft-page-break/>alter table Emp modify(empno number(4) primary key,</text:p>
      <text:p text:style-name="Standard">ename not null, </text:p>
      <text:p text:style-name="Standard">job check (job in('President','Manager','Analyst','Clerk','Salesman')), </text:p>
      <text:p text:style-name="Standard">hiredate default(current_date),</text:p>
      <text:p text:style-name="Standard">sal check (sal &gt;= 10000 and sal &lt;= 100000),</text:p>
      <text:p text:style-name="Standard">comm default 0 ,</text:p>
      <text:p text:style-name="Standard">deptno number(2),</text:p>
      <text:p text:style-name="Standard">foreign key (deptno) references Dept(deptno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0:19:13.089747965</meta:creation-date>
    <dc:date>2021-01-30T20:27:53.650719040</dc:date>
    <meta:editing-duration>PT8M43S</meta:editing-duration>
    <meta:editing-cycles>1</meta:editing-cycles>
    <meta:document-statistic meta:table-count="0" meta:image-count="0" meta:object-count="0" meta:page-count="2" meta:paragraph-count="35" meta:word-count="162" meta:character-count="1216" meta:non-whitespace-character-count="1084"/>
    <meta:generator>LibreOffice/6.4.6.2$Linux_X86_64 LibreOffice_project/40$Build-2</meta:generator>
  </office:meta>
</office:document-meta>
</file>